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100000030410A3F1BED7A0541B.png" manifest:media-type="image/png"/>
  <manifest:file-entry manifest:full-path="Pictures/100002010000012C00000113260150396922EFC3.png" manifest:media-type="image/png"/>
  <manifest:file-entry manifest:full-path="Pictures/10000201000007FF0000019C3CA3C95C7F0D46BE.png" manifest:media-type="image/png"/>
  <manifest:file-entry manifest:full-path="Pictures/10000201000003E8000001255876C5472FD44BAF.png" manifest:media-type="image/png"/>
  <manifest:file-entry manifest:full-path="Pictures/10000201000003B4000001AB59B8FCAD24A94672.png" manifest:media-type="image/png"/>
  <manifest:file-entry manifest:full-path="Pictures/10000201000000FE000000496F421EA91DEE23B2.png" manifest:media-type="image/png"/>
  <manifest:file-entry manifest:full-path="Pictures/10000201000002460000036D4AFE864D3A8B959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1.4cm" fo:min-width="3.865cm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2.65cm" fo:min-width="7.8cm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Arial"/>
    </style:style>
    <style:style style:name="P4" style:family="paragraph">
      <loext:graphic-properties draw:fill="none"/>
      <style:paragraph-properties fo:text-align="center"/>
      <style:text-properties style:font-name="Arial"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text-align="center"/>
      <style:text-properties style:font-name="Arial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  <style:text-properties style:font-name="Arial" fo:font-size="26pt" fo:font-weight="normal" style:font-size-asian="26pt" style:font-weight-asian="normal" style:font-size-complex="26pt" style:font-weight-complex="normal"/>
    </style:style>
    <style:style style:name="T1" style:family="text">
      <style:text-properties style:font-name="Arial" fo:font-size="26pt" fo:font-weight="normal" style:font-size-asian="26pt" style:font-weight-asian="normal" style:font-size-complex="26pt" style:font-weight-complex="normal"/>
    </style:style>
    <style:style style:name="T2" style:family="text">
      <style:text-properties style:font-name="Arial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4.365cm" svg:height="1.65cm" svg:x="67.467cm" svg:y="18.6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7.53cm" svg:x="1.95cm" svg:y="2.422cm">
          <draw:image xlink:href="Pictures/10000201000002460000036D4AFE864D3A8B9592.png" xlink:type="simple" xlink:show="embed" xlink:actuate="onLoad">
            <text:p/>
          </draw:image>
        </draw:frame>
        <draw:custom-shape draw:style-name="gr3" draw:text-style-name="P4" draw:layer="layout" svg:width="8.3cm" svg:height="2.9cm" svg:x="0.3cm" svg:y="0.3cm">
          <text:p text:style-name="P3"><text:span text:style-name="T1">Promoçã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3cm" svg:height="2.9cm" svg:x="14.3cm" svg:y="0.3cm">
          <text:p text:style-name="P3"><text:span text:style-name="T1">Co</text:span><text:span text:style-name="T2">-</text:span><text:span text:style-name="T1">sponsor</text:span></text:p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8cm" svg:height="2.3cm" svg:x="34.392cm" svg:y="4.387cm">
            <draw:image xlink:href="Pictures/10000201000000FE000000496F421EA91DEE23B2.png" xlink:type="simple" xlink:show="embed" xlink:actuate="onLoad">
              <text:p/>
            </draw:image>
          </draw:frame>
          <draw:frame draw:style-name="gr2" draw:text-style-name="P2" draw:layer="layout" svg:width="8cm" svg:height="3.6cm" svg:x="45.799cm" svg:y="4.387cm">
            <draw:image xlink:href="Pictures/10000201000003B4000001AB59B8FCAD24A94672.png" xlink:type="simple" xlink:show="embed" xlink:actuate="onLoad">
              <text:p/>
            </draw:image>
          </draw:frame>
        </draw:g>
        <draw:custom-shape draw:style-name="gr3" draw:text-style-name="P4" draw:layer="layout" svg:width="8.3cm" svg:height="2.9cm" svg:x="39.945cm" svg:y="0.3cm">
          <text:p text:style-name="P3"><text:span text:style-name="T1">Organização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3cm" svg:height="2.9cm" svg:x="71.065cm" svg:y="0.3cm">
          <text:p text:style-name="P5"><text:span text:style-name="T1">Agências de Fomento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3cm" svg:height="2.9cm" svg:x="11.944cm" svg:y="9.3cm">
          <text:p text:style-name="P5"><text:span text:style-name="T1">Patrocínio </text:span><text:span text:style-name="T1">Diamant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3cm" svg:height="2.9cm" svg:x="40.063cm" svg:y="9.3cm">
          <text:p text:style-name="P5"><text:span text:style-name="T1">Patrocínio Ouro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3cm" svg:height="2.9cm" svg:x="67.947cm" svg:y="9.3cm">
          <text:p text:style-name="P5"><text:span text:style-name="T1">Patrocínio Prat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3cm" svg:height="2.9cm" svg:x="23.945cm" svg:y="17.1cm">
          <text:p text:style-name="P5"><text:span text:style-name="T1">Patrocíni</text:span><text:span text:style-name="T1">o Bronz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3cm" svg:height="2.9cm" svg:x="39.945cm" svg:y="17.1cm">
          <text:p text:style-name="P5"><text:span text:style-name="T1">Patrocínio Básico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3cm" svg:height="2.9cm" svg:x="55.945cm" svg:y="17.1cm">
          <text:p text:style-name="P5"><text:span text:style-name="T1">Apoio Industrial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65cm" svg:height="2.479cm" svg:x="13.685cm" svg:y="4.948cm">
          <draw:image xlink:href="Pictures/10000201000003E8000001255876C5472FD44BAF.png" xlink:type="simple" xlink:show="embed" xlink:actuate="onLoad">
            <text:p/>
          </draw:image>
        </draw:frame>
        <draw:g>
          <draw:frame draw:style-name="gr4" draw:text-style-name="P2" draw:layer="layout" svg:width="5cm" svg:height="4.58cm" svg:x="63.074cm" svg:y="3.897cm">
            <draw:image xlink:href="Pictures/100002010000012C00000113260150396922EFC3.png" xlink:type="simple" xlink:show="embed" xlink:actuate="onLoad">
              <text:p text:style-name="P2"/>
            </draw:image>
          </draw:frame>
          <draw:frame draw:style-name="gr2" draw:text-style-name="P2" draw:layer="layout" svg:width="8cm" svg:height="3.42cm" svg:x="69.716cm" svg:y="4.477cm">
            <draw:image xlink:href="Pictures/10000201000007100000030410A3F1BED7A0541B.png" xlink:type="simple" xlink:show="embed" xlink:actuate="onLoad">
              <text:p/>
            </draw:image>
          </draw:frame>
          <draw:frame draw:style-name="gr2" draw:text-style-name="P2" draw:layer="layout" svg:width="8cm" svg:height="1.61cm" svg:x="79.338cm" svg:y="5.382cm">
            <draw:image xlink:href="Pictures/10000201000007FF0000019C3CA3C95C7F0D46BE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8.19cm" fo:page-height="24.7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23:05:06.516741616</meta:creation-date>
    <dc:date>2018-02-28T20:12:59.471044513</dc:date>
    <meta:editing-duration>PT59M12S</meta:editing-duration>
    <meta:editing-cycles>16</meta:editing-cycles>
    <meta:generator>LibreOffice/6.0.1.1$Linux_X86_64 LibreOffice_project/60bfb1526849283ce2491346ed2aa51c465abfe6</meta:generator>
    <meta:document-statistic meta:object-count="20"/>
  </office:meta>
</office:document-meta>
</file>